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Wingdings" svg:font-family="Wingdings"/>
    <style:font-face style:name="Calibri" svg:font-family="Calibri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Helvetica-BoldOblique" svg:font-family="Helvetica-BoldOblique" style:font-family-generic="swiss"/>
    <style:font-face style:name="Helvetica-Oblique" svg:font-family="Helvetica-Oblique" style:font-family-generic="swiss"/>
    <style:font-face style:name="Verdana" svg:font-family="Verdana" style:font-family-generic="swiss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style:font-name-asian="Helvetica-Bold" style:font-size-asian="12pt" style:font-name-complex="Helvetica-Bold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4" style:family="paragraph" style:parent-style-name="Standard" style:list-style-name="">
      <style:paragraph-properties style:text-autospace="none"/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fo:font-style="italic" style:font-name-asian="Helvetica-Oblique" style:font-size-asian="12pt" style:font-style-asian="italic" style:font-name-complex="Helvetica-Oblique" style:font-size-complex="12pt" style:font-style-complex="italic"/>
    </style:style>
    <style:style style:name="P6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">
      <style:paragraph-properties style:text-autospace="none"/>
      <style:text-properties style:font-name="Times New Roman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Helvetica-Bold" style:font-size-asian="12pt" style:font-name-complex="Helvetica-Bold" style:font-size-complex="12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Helvetica" style:font-size-asian="12pt" style:font-name-complex="Helvetica" style:font-size-complex="12pt"/>
    </style:style>
    <style:style style:name="P12" style:family="paragraph" style:parent-style-name="Standard" style:list-style-name="">
      <style:paragraph-properties fo:margin-top="0cm" fo:margin-bottom="0.25cm"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">
      <style:paragraph-properties fo:margin-top="0cm" fo:margin-bottom="0.25cm" fo:text-align="start" style:justify-single-word="false" style:text-autospace="none"/>
      <style:text-properties style:font-name="Times New Roman" fo:font-size="12pt" style:font-name-asian="Helvetica" style:font-size-asian="12pt" style:font-name-complex="Helvetica" style:font-size-complex="12pt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Helvetica-Bold" style:font-weight-asian="bold" style:font-name-complex="Helvetica-Bold" style:font-weight-complex="bold"/>
    </style:style>
    <style:style style:name="T4" style:family="text">
      <style:text-properties fo:color="#4f82be" style:font-name="Calibri" fo:font-size="12pt" style:font-name-asian="Calibri" style:font-size-asian="12pt" style:font-name-complex="Calibri" style:font-size-complex="12pt"/>
    </style:style>
    <style:style style:name="T5" style:family="text">
      <style:text-properties fo:color="#4f82be" style:font-name="Calibri-Bold" fo:font-size="12pt" fo:font-weight="bold" style:font-name-asian="Calibri-Bold" style:font-size-asian="12pt" style:font-weight-asian="bold" style:font-name-complex="Calibri-Bold" style:font-size-complex="12pt" style:font-weight-complex="bold"/>
    </style:style>
    <style:style style:name="T6" style:family="text">
      <style:text-properties fo:color="#4f82be" fo:font-size="12pt" fo:font-weight="bold" style:font-name-asian="Calibri-Bold" style:font-size-asian="12pt" style:font-weight-asian="bold" style:font-name-complex="Calibri-Bold" style:font-size-complex="12pt" style:font-weight-complex="bold"/>
    </style:style>
    <style:style style:name="T7" style:family="text">
      <style:text-properties fo:color="#4f82be" fo:font-weight="bold" style:font-name-asian="Calibri-Bold" style:font-weight-asian="bold" style:font-name-complex="Calibri-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-asian="Helvetica" style:font-name-complex="Helvetica"/>
    </style:style>
    <style:style style:name="T10" style:family="text">
      <style:text-properties fo:color="#000000" style:font-name="Wingdings" style:font-name-asian="Wingdings" style:font-name-complex="Wingdings"/>
    </style:style>
    <style:style style:name="T11" style:family="text">
      <style:text-properties fo:color="#000000" style:font-name-asian="Wingdings" style:font-name-complex="Wingdings"/>
    </style:style>
    <style:style style:name="T12" style:family="text">
      <style:text-properties style:font-name-asian="Calibri" style:font-name-complex="Calibri"/>
    </style:style>
    <style:style style:name="T13" style:family="text">
      <style:text-properties style:font-name-asian="Helvetica" style:font-name-complex="Helvetica"/>
    </style:style>
    <style:style style:name="T14" style:family="text">
      <style:text-properties style:font-name-asian="Verdana" style:font-name-complex="Verdana"/>
    </style:style>
    <style:style style:name="T15" style:family="text">
      <style:text-properties style:font-name="Helvetica-Bold" fo:font-weight="bold" style:font-name-asian="Helvetica-Bold" style:font-weight-asian="bold" style:font-name-complex="Helvetica-Bold" style:font-weight-complex="bold"/>
    </style:style>
    <style:style style:name="T16" style:family="text">
      <style:text-properties style:font-name="CourierNewPSMT" style:font-name-asian="CourierNewPSMT" style:font-name-complex="CourierNewPSMT"/>
    </style:style>
    <style:style style:name="T17" style:family="text">
      <style:text-properties style:font-name="Helvetica-Oblique" fo:font-style="italic" style:font-name-asian="Helvetica-Oblique" style:font-style-asian="italic" style:font-name-complex="Helvetica-Oblique" style:font-style-complex="italic"/>
    </style:style>
    <style:style style:name="T18" style:family="text">
      <style:text-properties style:font-name="Helvetica-BoldOblique" fo:font-style="italic" fo:font-weight="bold" style:font-name-asian="Helvetica-BoldOblique" style:font-style-asian="italic" style:font-weight-asian="bold" style:font-name-complex="Helvetica-BoldOblique" style:font-style-complex="italic" style:font-weight-complex="bold"/>
    </style:style>
    <style:style style:name="T19" style:family="text">
      <style:text-properties fo:color="#272727"/>
    </style:style>
    <style:style style:name="T20" style:family="text">
      <style:text-properties fo:color="#ff0000"/>
    </style:style>
    <style:style style:name="T21" style:family="text">
      <style:text-properties style:font-name="Wingdings" style:font-name-asian="Wingdings" style:font-name-complex="Wingdings"/>
    </style:style>
    <style:style style:name="T22" style:family="text">
      <style:text-properties style:font-name-asian="CourierNewPSMT" style:font-name-complex="CourierNewPSMT"/>
    </style:style>
    <style:style style:name="T23" style:family="text">
      <style:text-properties fo:font-style="italic" style:font-name-asian="Helvetica-Oblique" style:font-style-asian="italic" style:font-name-complex="Helvetica-Oblique" style:font-style-complex="italic"/>
    </style:style>
    <style:style style:name="T24" style:family="text">
      <style:text-properties fo:font-style="italic" fo:font-weight="bold" style:font-name-asian="Helvetica-BoldOblique" style:font-style-asian="italic" style:font-weight-asian="bold" style:font-name-complex="Helvetica-BoldOblique" style:font-style-complex="italic" style:font-weight-complex="bold"/>
    </style:style>
    <style:style style:name="T25" style:family="text">
      <style:text-properties style:font-name-asian="Wingdings" style:font-name-complex="Wingding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uter Networks</text:h>
      <text:p text:style-name="Text_20_body">M1: The Internet – Explain the OSI model, how is it related to the Internet Protocol Stack (five layers). Explain Circuit and Packet switching (pros and cons, how do they differ?).</text:p>
      <text:p text:style-name="P1">Application Layer</text:p>
      <text:p text:style-name="P2"><text:span text:style-name="T12">" </text:span><text:span text:style-name="T13">HTTP (Web documentation request and transfer)</text:span></text:p>
      <text:p text:style-name="P2"><text:span text:style-name="T12">" </text:span><text:span text:style-name="T13">SMTP (transfer of e-mail messages)</text:span></text:p>
      <text:p text:style-name="P2"><text:span text:style-name="T12">" </text:span><text:span text:style-name="T13">FTP (Transfer of files between two end system)</text:span></text:p>
      <text:p text:style-name="P2"><text:span text:style-name="T12">" </text:span><text:span text:style-name="T13">DNS (domain name service)</text:span></text:p>
      <text:p text:style-name="P3">Application-layer protocol is distributed over multiple end systems, with the application in one</text:p>
      <text:p text:style-name="P3">end system using the protocol to exchange packets of information with the application in</text:p>
      <text:p text:style-name="P3">another end system. We refer to this packet of information at the application layer as a</text:p>
      <text:p text:style-name="P3">message.</text:p>
      <text:p text:style-name="P3"/>
      <text:p text:style-name="P1">Transport Layer</text:p>
      <text:p text:style-name="P3">Transport application-layer messages between application-layer messages between</text:p>
      <text:p text:style-name="P3">application endpoints.</text:p>
      <text:p text:style-name="P2"><text:span text:style-name="T12">" </text:span><text:span text:style-name="T13">TCP (Provides a connection-oriented service to its applications with flow control and</text:span></text:p>
      <text:p text:style-name="P3">congestion control)</text:p>
      <text:p text:style-name="P2"><text:span text:style-name="T12">" </text:span><text:span text:style-name="T13">UDP (Provides a connectionless service to its applications)</text:span></text:p>
      <text:p text:style-name="P3">Transport-layer packets are referred to as segments.</text:p>
      <text:p text:style-name="P1"/>
      <text:p text:style-name="P1">Network Layer</text:p>
      <text:p text:style-name="P2"><text:span text:style-name="T13">Responsible for moving network-layer packets known as </text:span><text:span text:style-name="T2">datagrams </text:span><text:span text:style-name="T13">from one host to</text:span></text:p>
      <text:p text:style-name="P3">another. </text:p>
      <text:p text:style-name="P2"><text:span text:style-name="T12">" </text:span><text:span text:style-name="T13">IP (defines the field in the datagram as well as how the end system and routers act</text:span></text:p>
      <text:p text:style-name="P3">on these fields. All Internet components that have a network layer must run IP</text:p>
      <text:p text:style-name="P3">protocol)</text:p>
      <text:p text:style-name="P2"><text:span text:style-name="T12">" </text:span><text:span text:style-name="T13">Routing protocols (determine the router that datagram take between source and</text:span></text:p>
      <text:p text:style-name="P3">destinations)</text:p>
      <text:p text:style-name="P3">The Internet has many routing protocols. Internet is a network of networks.</text:p>
      <text:p text:style-name="P1"/>
      <text:p text:style-name="P1">Link Layer</text:p>
      <text:p text:style-name="P3">The Internet network layer routes a datagram through a series of routers between the source</text:p>
      <text:p text:style-name="P3">and destination. To move a packet from one node to the next node in the route, the network</text:p>
      <text:p text:style-name="P3">layer relies on the services of the link layer. The link layer delivers the datagram to the next</text:p>
      <text:p text:style-name="P3">node along the route. At this next node.</text:p>
      <text:p text:style-name="P2"><text:span text:style-name="T12">" </text:span><text:span text:style-name="T13">Link-layer protocol provides reliable delivery, from transmitting node, over one link, to</text:span></text:p>
      <text:p text:style-name="P3">receiving node. (This service is different from the one that TCP provides, which is</text:p>
      <text:p text:style-name="P3">reliable from one end system to another)</text:p>
      <text:p text:style-name="P3">The Link-layer packets are called frames.</text:p>
      <text:p text:style-name="P1"/>
      <text:p text:style-name="P1">Physical layer</text:p>
      <text:p text:style-name="P3">While the job of the link layer is to move entire frames from one network element to an</text:p>
      <text:p text:style-name="P3">adjacent network element, the job of the physical layer is to move the individual bits within the</text:p>
      <text:p text:style-name="P3">frame from one node to the next.</text:p>
      <text:p text:style-name="P2"><text:span text:style-name="T12">" </text:span><text:span text:style-name="T13">The protocols in this layer are again link dependent and further depend on the actual</text:span></text:p>
      <text:p text:style-name="P3">transmission medium of the link.</text:p>
      <text:p text:style-name="P1"/>
      <text:p text:style-name="P1">The OSI model</text:p>
      <text:p text:style-name="P3">In the late 1970s, the ISO proposed that computer network be organized around seven</text:p>
      <text:p text:style-name="P3"><text:soft-page-break/>layers, called the</text:p>
      <text:p text:style-name="P1"/>
      <text:p text:style-name="P1">Open Systems Interconnection</text:p>
      <text:p text:style-name="P2"><text:span text:style-name="T12"/></text:p>
      <text:p text:style-name="P2"><text:span text:style-name="T12">" </text:span><text:span text:style-name="T2">The presentation layer</text:span></text:p>
      <text:p text:style-name="P3">The role of the presentation layer is to provide services that allow communication</text:p>
      <text:p text:style-name="P3">applications to interpret the meaning of data exchanged. This service includes data</text:p>
      <text:p text:style-name="P3">compression and data encryption and data description. This frees the application</text:p>
      <text:p text:style-name="P3">from having to worry about the internal format in which data are stored.</text:p>
      <text:p text:style-name="P2"><text:span text:style-name="T12"/></text:p>
      <text:p text:style-name="P2"><text:span text:style-name="T12">" </text:span><text:span text:style-name="T2">The session layer</text:span></text:p>
      <text:p text:style-name="P3">The session layer provides for delimiting and synchronization of data exchange,</text:p>
      <text:p text:style-name="P3">including the means to build a check pointing and recovery scheme.</text:p>
      <text:p text:style-name="P3">If these layers are need in the Internet is all up to the application developer, is it important is</text:p>
      <text:p text:style-name="P6"><text:span text:style-name="T9">up to the developer to build the functionality into the application.</text:span></text:p>
      <text:p text:style-name="P6"><text:span text:style-name="T9"/></text:p>
      <text:p text:style-name="P6"><text:span text:style-name="T9">Circuit switching:</text:span></text:p>
      <text:p text:style-name="P8"><text:span text:style-name="T8">Pros</text:span></text:p>
      <text:p text:style-name="P10"><text:span text:style-name="T14">- </text:span><text:span text:style-name="T13">Dedicated connection, where there is no disturbing.</text:span></text:p>
      <text:p text:style-name="P10"><text:span text:style-name="T14">- </text:span><text:span text:style-name="T13">Almost no delay (might be the cable-transmission delay)</text:span></text:p>
      <text:p text:style-name="P9">Cons</text:p>
      <text:p text:style-name="P10"><text:span text:style-name="T14">- </text:span><text:span text:style-name="T13">It takes some time to establish connection</text:span></text:p>
      <text:p text:style-name="P10"><text:span text:style-name="T14">- </text:span><text:span text:style-name="T13">When there is someone one the line, it closes for others.</text:span></text:p>
      <text:p text:style-name="P7"><text:span text:style-name="T14">- </text:span><text:span text:style-name="T13">Unless you have exactly the same type of connection at both ends, so it will wasting time in the big end.</text:span></text:p>
      <text:p text:style-name="P7"><text:span text:style-name="T13"/></text:p>
      <text:p text:style-name="P7"><text:span text:style-name="T13">Several connections can exist at once using different frequencies.</text:span></text:p>
      <text:p text:style-name="P7"><text:span text:style-name="T13"/></text:p>
      <text:p text:style-name="P7"><text:span text:style-name="T13">Packet switching:</text:span></text:p>
      <text:p text:style-name="P9">Pros</text:p>
      <text:p text:style-name="P10"><text:span text:style-name="T14">- </text:span><text:span text:style-name="T13">Optimum use of the bandwidth</text:span></text:p>
      <text:p text:style-name="P10"><text:span text:style-name="T14">- </text:span><text:span text:style-name="T13">Relative small delays in routers (1 bit delay in theory)</text:span></text:p>
      <text:p text:style-name="P10"><text:span text:style-name="T14">- </text:span><text:span text:style-name="T13">On faulty equipment, can packets be sent in another way.</text:span></text:p>
      <text:p text:style-name="P11"/>
      <text:p text:style-name="P9">Cons</text:p>
      <text:p text:style-name="P10"><text:span text:style-name="T14">- </text:span><text:span text:style-name="T13">Complex protocol with high requirements for the equipment.</text:span></text:p>
      <text:p text:style-name="P7"><text:span text:style-name="T14">- </text:span><text:span text:style-name="T13">Sometimes is retransmission necessary, while the packets disappear in congested unit.</text:span></text:p>
      <text:p text:style-name="P7"><text:span text:style-name="T13"/></text:p>
      <text:p text:style-name="P7"><text:span text:style-name="T13">Time is split between each package, such that each user gets full bandwidth for a limited time at a time.</text:span></text:p>
      <text:p text:style-name="P7"><text:span text:style-name="T13"/></text:p>
      <text:p text:style-name="P12"><text:span text:style-name="T13">M2: The application layer – In the Internet Protocol Stack, what does the application layer do? Explain any of the two following protocols: HTTP, FTP, SMTP/POP3/IMAP and DNS.</text:span></text:p>
      <text:p text:style-name="P13">The application is the topmost layer. The application layer is where network applications and their application-layer protocols are. Examples of Internet application-layer protocols are HTTP, FTP and DNS. Application-layer protocols are often implemented in software (protocols can be implemented in both hardware and software).</text:p>
      <text:p text:style-name="P9"/>
      <text:p text:style-name="P9">HTTP</text:p>
      <text:p text:style-name="P11">Explanation of <text:span text:style-name="T3">HTTP</text:span>: The Hyper Text Transfer Protocol is the heart of the WWW. It!s an</text:p>
      <text:p text:style-name="P11">application-layer protocol. HTTP is used to serve websites from web servers to</text:p>
      <text:p text:style-name="P11"><text:soft-page-break/>clients/browsers.</text:p>
      <text:p text:style-name="P11">In general: e.g. when a user clicks on a hyperlink, the client (browser) sends an HTTP request</text:p>
      <text:p text:style-name="P11">message to the server. The server responds with an HTTP respond message that contains</text:p>
      <text:p text:style-name="P11">the requested object.</text:p>
      <text:p text:style-name="P11"/>
      <text:p text:style-name="P11">HTTP uses TCP. TCP provides reliable data transfer to HTTP. This ensures that all requests</text:p>
      <text:p text:style-name="P11">sent by the client to the host are received intact and vice versa. Shows the advantage of a</text:p>
      <text:p text:style-name="P11">layered architecture – HTTP doesn!t worry about reliable data transfer.</text:p>
      <text:p text:style-name="P11">HTTP is a stateless protocol because the servers don!t remember any info about the clients. If</text:p>
      <text:p text:style-name="P11">a client requests the same file twice in a row, the server serves the file twice in a row.</text:p>
      <text:p text:style-name="P11"/>
      <text:p text:style-name="P11">HTTP can use either Non-persistent or Persistent connections. When using a persistent</text:p>
      <text:p text:style-name="P11">connection, the same TCP connection is used for every request/response pair – this is the</text:p>
      <text:p text:style-name="P11">default. When using Non-persistent connections a new TCP connection is used for each</text:p>
      <text:p text:style-name="P11">request/response pair – web servers can be configured to do this.</text:p>
      <text:p text:style-name="P11">A webpage consists of objects – e.g. the base HTML-file, images, videos etc.</text:p>
      <text:p text:style-name="P11"/>
      <text:p text:style-name="P11">Non-persistent connections can be slower than persistent ones. Example on figure 2.7 on</text:p>
      <text:p text:style-name="P11">page 100. The RTT (round-trip time) is the time is takes for a packet to travel from the client</text:p>
      <text:p text:style-name="P11">to the host and back to the client. When using non-persistent connections each object on a</text:p>
      <text:p text:style-name="P11">webpage will take two RTTs. If using Persistent the initial RTT will only be needed once.</text:p>
      <text:p text:style-name="P9"/>
      <text:p text:style-name="P9">FTP</text:p>
      <text:p text:style-name="P11">Explanation of <text:span text:style-name="T3">FTP</text:span>: the File Transfer Protocol is used to transfer files between a user (at local</text:p>
      <text:p text:style-name="P11">host) and a remote host. The user must be identifies by the server using username and</text:p>
      <text:p text:style-name="P11">password (FTP can be public).</text:p>
      <text:p text:style-name="P11"/>
      <text:p text:style-name="P11">FTP uses TCP, like HTTP. FTP uses two TCP connections, a control connection and a data</text:p>
      <text:p text:style-name="P11">connection. Control is used for identifying the user, and for sending other control commands,</text:p>
      <text:p text:style-name="P11">like changing directory, and put/get. The data connection is used for moving the actual files –</text:p>
      <text:p text:style-name="P11">it is non-persistent, a new TCP connection is opened for every file.</text:p>
      <text:p text:style-name="P11"/>
      <text:p text:style-name="P11">Since FTP uses dual connections it is said that it sends control information out-of-band.</text:p>
      <text:p text:style-name="P6"><text:span text:style-name="T13">Hence HTTP sends control information in-band.</text:span></text:p>
      <text:p text:style-name="P6"><text:span text:style-name="T13"/></text:p>
      <text:p text:style-name="P6"><text:span text:style-name="T13">M3: Transport Layer – What is the main function of the transport layer protocols? How does TCP implement the reliable transmission in the Internet?</text:span></text:p>
      <text:p text:style-name="P6"><text:span text:style-name="T13"/></text:p>
      <text:p text:style-name="P4">The Internet and the TCP/IP network make available two distinct transport-layer protocols.</text:p>
      <text:p text:style-name="P3"><text:span text:style-name="T12"/></text:p>
      <text:p text:style-name="P3"><text:span text:style-name="T12">" </text:span>TCP (<text:span text:style-name="T3">Transmission Control Protocol</text:span>)</text:p>
      <text:p text:style-name="P3"><text:span text:style-name="T22">o </text:span>Provides a connection-oriented service to its applications. This service</text:p>
      <text:p text:style-name="P3">includes guaranteed delivery of application-layer messages to the destination</text:p>
      <text:p text:style-name="P3"><text:span text:style-name="T22">o </text:span>Flow control (sender/receiver speed matching)</text:p>
      <text:p text:style-name="P3"><text:span text:style-name="T22">o </text:span>TCP also break long messages into shorter segments and provide a</text:p>
      <text:p text:style-name="P3">congestion-control mechanism, so that a source throttles its transmission rate</text:p>
      <text:p text:style-name="P3">when the network is congested.</text:p>
      <text:p text:style-name="P3"><text:span text:style-name="T12"/></text:p>
      <text:p text:style-name="P3"><text:span text:style-name="T12">" </text:span>UDP (<text:span text:style-name="T3">User Datagram Protocol</text:span>) provides a connectionless service to its</text:p>
      <text:p text:style-name="P3">applications. This is a no-frills service that provides no reliability, no flow control, and</text:p>
      <text:p text:style-name="P3">no congestion control.</text:p>
      <text:p text:style-name="P5">The transport-layer converts the messages from the application-layer into smaller packets</text:p>
      <text:p text:style-name="P3"><text:soft-page-break/><text:span text:style-name="T23">called </text:span><text:span text:style-name="T24">segments.</text:span></text:p>
      <text:p text:style-name="P3">The most fundamental responsibility of UDP and TCP is to extend IP!s delivery service</text:p>
      <text:p text:style-name="P3">between two end systems to a delivery service between two processes running on the end</text:p>
      <text:p text:style-name="P3">system. Extending host-to-host delivery to process-to-process delivery is called transportlayer</text:p>
      <text:p text:style-name="P3"><text:span text:style-name="T3">multiplexing </text:span>and <text:span text:style-name="T3">demultiplexing.</text:span></text:p>
      <text:p text:style-name="P3"/>
      <text:p text:style-name="P3">Multiplexing requires</text:p>
      <text:p text:style-name="P3"><text:span text:style-name="T12">" </text:span>Socket have unique identifiers</text:p>
      <text:p text:style-name="P3"><text:span text:style-name="T12">" </text:span>Each segment has fields that indicate the socket to which the segment is to be</text:p>
      <text:p text:style-name="P3">delivered.</text:p>
      <text:p text:style-name="P3"><text:span text:style-name="T22">o </text:span>Source port number field. (0-16 bit)</text:p>
      <text:p text:style-name="P3"><text:span text:style-name="T22">o </text:span>Destination port number field. (0-16 bit) (<text:span text:style-name="T3">number from 0-1023 are called</text:span></text:p>
      <text:p text:style-name="P3"><text:span text:style-name="T3">well-known port numbers, </text:span>and are restricted, which means they are</text:p>
      <text:p text:style-name="P3">reserved for well-known application protocols such as HTTP (80) and FTP</text:p>
      <text:p text:style-name="P3">(21))</text:p>
      <text:p text:style-name="P3">Other header fields depending on which protocol is used <text:span text:style-name="T3">TCP 20 bytes header, UDP 8</text:span></text:p>
      <text:p text:style-name="P1">bytes header.</text:p>
      <text:p text:style-name="P3"/>
      <text:p text:style-name="P3">Both UDP and TCP provide integrity checking by including error-detection fields in their</text:p>
      <text:p text:style-name="P3">segments! header. These two minimal transport-layer services process-to-process and data</text:p>
      <text:p text:style-name="P3">delivery and error checking are the only two services that UDP provides.</text:p>
      <text:p text:style-name="P3">TCP ensures that data is delivered from sending process to receiving process, correctly and</text:p>
      <text:p text:style-name="P3">in order. TCP converts IP!s unreliable service between end systems into a reliable data</text:p>
      <text:p text:style-name="P3">transport service between processes.</text:p>
      <text:p text:style-name="P3">TCP provides <text:span text:style-name="T3">reliable data transfer</text:span>. Using <text:span text:style-name="T3">flow control</text:span>, <text:span text:style-name="T3">sequence number</text:span>,</text:p>
      <text:p text:style-name="P3"><text:span text:style-name="T3">acknowledgment</text:span>, and <text:span text:style-name="T3">timers</text:span>.</text:p>
      <text:p text:style-name="P3"><text:span text:style-name="T7"/></text:p>
      <text:p text:style-name="P1">RDT (Reliable Data Transfer)</text:p>
      <text:p text:style-name="P3">TCP is a reliable data transfer protocol that is implemented on top of a unreliable (IP) end-toend</text:p>
      <text:p text:style-name="P3">network layer.</text:p>
      <text:p text:style-name="P3"><text:span text:style-name="T12">" </text:span><text:span text:style-name="T19">Characteristics of unreliable channel will determine complexity of RDT.</text:span></text:p>
      <text:p text:style-name="P3"><text:span text:style-name="T22">o </text:span>RDT 1.0 Underlying channel perfectly reliable</text:p>
      <text:p text:style-name="P3"><text:span text:style-name="T22">o </text:span>RDT 2.0 Underlying channel with bit errors (Stop and wait protocol)</text:p>
      <text:p text:style-name="P3"><text:span text:style-name="T25">! </text:span>Flaw: What if the ACK or the NAK packet is corrupted?</text:p>
      <text:p text:style-name="P3"><text:span text:style-name="T22">o </text:span>RDT 2.1 Same as 2.0 but with sequence number </text:p>
      <text:p text:style-name="P3"><text:span text:style-name="T22">o </text:span>RDT 2.2 Same as 2.1 but NAK free</text:p>
      <text:p text:style-name="P3"><text:span text:style-name="T22">o </text:span>RDT 3.0 Channels with errors and loss. Same as 2.2 but with a timer </text:p>
      <text:p text:style-name="P7"><text:span text:style-name="T9"/></text:p>
      <text:p text:style-name="P7"><text:span text:style-name="T9">M4: Explain TCP, flow control, and congestion control.</text:span></text:p>
      <text:p text:style-name="P7"><text:span text:style-name="T9"/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Wingdings" svg:font-family="Wingdings"/>
    <style:font-face style:name="Calibri" svg:font-family="Calibri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Helvetica-BoldOblique" svg:font-family="Helvetica-BoldOblique" style:font-family-generic="swiss"/>
    <style:font-face style:name="Helvetica-Oblique" svg:font-family="Helvetica-Oblique" style:font-family-generic="swiss"/>
    <style:font-face style:name="Verdana" svg:font-family="Verdana" style:font-family-generic="swiss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5T19:38:41.18</meta:creation-date>
    <dc:date>2011-06-27T00:33:52.59</dc:date>
    <meta:editing-duration>PT14H30M1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4" meta:paragraph-count="155" meta:word-count="1567" meta:character-count="9657"/>
  </office:meta>
</office:document-meta>
</file>